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2fbce" officeooo:paragraph-rsid="0002fbce"/>
    </style:style>
    <style:style style:name="P2" style:family="paragraph" style:parent-style-name="Standard">
      <style:text-properties style:font-name="Arial" officeooo:rsid="0002fbce" officeooo:paragraph-rsid="0002fb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dbbc"/>
    </style:style>
    <style:style style:name="T3" style:family="text">
      <style:text-properties officeooo:rsid="0004d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dos de imagens</text:p>
      <text:p text:style-name="P1"/>
      <text:p text:style-name="P1"><text:tab/>Podemos <text:span text:style-name="T1">inserir</text:span>, três tipos de fundos, usando duas tags semelhantes, A primeira é a <text:span text:style-name="T1">background-color</text:span>: White; <text:span text:style-name="T1">com essa tag, conseguimos inserir um fundo colorido simples</text:span>. A <text:span text:style-name="T1">segunda é a background-image</text:span>:<text:span text:style-name="T1"> linear ou radious-gradien</text:span>t(to bottom, to right, to left, etc…, yelow, blue);que <text:span text:style-name="T1">serve para inserirmos um degrade</text:span>, e por fim, temos a tag <text:span text:style-name="T1">background-image: url(“imagem.png”) que serve para inserirmos uma imagem externa</text:span></text:p>
      <text:p text:style-name="P1"><text:tab/><text:span text:style-name="T2">Podemos também inserir um background-size:100px 100px, para configurar o tamanho das imagens. E um background-repeat: (no-repeat,repeat x, etc); para definir o padrão que as imagens se repetirão. Por exemplo: todas para a esquerda, todas para a direita</text:span></text:p>
      <text:p text:style-name="P1"><text:tab/><text:span text:style-name="T3">Podemos usar as tags, background-position: (Center (esquerda centro direita)) (Center (baixo cima centro));</text:span></text:p>
      <text:p text:style-name="P1"><text:tab/><text:span text:style-name="T3">Por fim, temos a tag background-size: cover; que serve para preencher o fundo e dependendo da situação ele faz alguns cortes ou podemos usar o background-size: contain que estica ou diminui a imagem de acordo com a proporçã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04T20:39:25.741000000</meta:creation-date>
    <dc:date>2022-10-07T22:23:54.630000000</dc:date>
    <meta:editing-duration>PT1H53M48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5" meta:word-count="152" meta:character-count="1024" meta:non-whitespace-character-count="873"/>
  </office:meta>
</office:document-meta>
</file>